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17"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18"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19"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20"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21"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22"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23"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24"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25"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26"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27"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28"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29"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30"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31"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32"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33"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34"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35"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36"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37"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38"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39"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40"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41"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42"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43"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44"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45"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46"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4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4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4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5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5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5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5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5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5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158" style:family="paragraph" style:parent-style-name="Standard">
      <style:paragraph-properties fo:text-align="start" style:justify-single-word="false"/>
      <style:text-properties officeooo:rsid="001890c7" officeooo:paragraph-rsid="001890c7"/>
    </style:style>
    <style:style style:name="P159" style:family="paragraph" style:parent-style-name="Standard">
      <style:paragraph-properties fo:text-align="start" style:justify-single-word="false"/>
      <style:text-properties officeooo:paragraph-rsid="001890c7"/>
    </style:style>
    <style:style style:name="P160"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161"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162"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63"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64"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65"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66"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67"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68"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69"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0"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71"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72"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73"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74"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75"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76"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77"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78"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79"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80"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81"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182"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183"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184"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185"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186"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7"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88"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189"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190"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191"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92"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93"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194"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195"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196"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197"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198"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199"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00"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01"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02"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03"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04"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05"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06"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07"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08"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09"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10"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11"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12"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13"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14"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15"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16"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17"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18"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19"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20"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21"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22"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23"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24"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25"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26"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27"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28"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29"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30"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31"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32"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33"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34"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35"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36"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37"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38"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39"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40"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41"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42"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43"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44"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45"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46"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47"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48"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49"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50"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51"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52"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53"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54"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55"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56"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257"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258"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59"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60"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61"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62"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263"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264"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265"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66"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67"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268"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271"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272"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74"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276"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277"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283"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284"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285"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286"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287"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288" style:family="paragraph" style:parent-style-name="Standard" style:list-style-name="L8">
      <style:paragraph-properties fo:text-align="start" style:justify-single-word="false" fo:break-before="page"/>
      <style:text-properties style:text-underline-style="none" officeooo:paragraph-rsid="006851c6"/>
    </style:style>
    <style:style style:name="P289" style:family="paragraph" style:parent-style-name="Standard" style:list-style-name="L27">
      <style:paragraph-properties fo:text-align="start" style:justify-single-word="false"/>
      <style:text-properties officeooo:paragraph-rsid="002b4daf"/>
    </style:style>
    <style:style style:name="P290" style:family="paragraph" style:parent-style-name="Standard" style:list-style-name="L64">
      <style:paragraph-properties fo:text-align="start" style:justify-single-word="false"/>
      <style:text-properties officeooo:paragraph-rsid="006d3d3b"/>
    </style:style>
    <style:style style:name="P291" style:family="paragraph" style:parent-style-name="Standard" style:list-style-name="L27">
      <style:paragraph-properties fo:text-align="start" style:justify-single-word="false"/>
      <style:text-properties officeooo:rsid="002eaee2" officeooo:paragraph-rsid="002eaee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style:font-size-asian="10.5pt" style:font-style-asian="normal" style:font-size-complex="12pt" style:font-style-complex="normal"/>
    </style:style>
    <style:style style:name="T13" style:family="text">
      <style:text-properties style:font-name="arial" fo:font-size="12pt" fo:font-style="normal" style:text-underline-style="none" officeooo:rsid="00323634" style:font-size-asian="10.5pt" style:font-style-asian="normal" style:font-size-complex="12pt" style:font-style-complex="normal"/>
    </style:style>
    <style:style style:name="T14" style:family="text">
      <style:text-properties style:font-name="arial" fo:font-size="12pt" fo:font-style="italic" style:text-underline-style="none" style:font-size-asian="10.5pt" style:font-style-asian="italic" style:font-size-complex="12pt" style:font-style-complex="italic"/>
    </style:style>
    <style:style style:name="T15" style:family="text">
      <style:text-properties style:font-name="arial" fo:font-size="11pt" fo:font-weight="normal" officeooo:rsid="002663a0" style:font-size-asian="9.60000038146973pt" style:font-weight-asian="normal" style:font-size-complex="11pt" style:font-weight-complex="normal"/>
    </style:style>
    <style:style style:name="T16" style:family="text">
      <style:text-properties style:font-name="arial" fo:font-size="11pt" fo:font-weight="normal" officeooo:rsid="002470ae" style:font-size-asian="9.60000038146973pt" style:font-weight-asian="normal" style:font-size-complex="11pt" style:font-weight-complex="normal"/>
    </style:style>
    <style:style style:name="T17" style:family="text">
      <style:text-properties officeooo:rsid="000e269d"/>
    </style:style>
    <style:style style:name="T18" style:family="text">
      <style:text-properties officeooo:rsid="00100488"/>
    </style:style>
    <style:style style:name="T19" style:family="text">
      <style:text-properties officeooo:rsid="0010d3c2"/>
    </style:style>
    <style:style style:name="T20" style:family="text">
      <style:text-properties officeooo:rsid="00120a4a"/>
    </style:style>
    <style:style style:name="T21" style:family="text">
      <style:text-properties officeooo:rsid="001360fa"/>
    </style:style>
    <style:style style:name="T22" style:family="text">
      <style:text-properties officeooo:rsid="001890c7"/>
    </style:style>
    <style:style style:name="T23" style:family="text">
      <style:text-properties fo:font-weight="normal" style:font-weight-asian="normal" style:font-weight-complex="normal"/>
    </style:style>
    <style:style style:name="T24" style:family="text">
      <style:text-properties fo:font-weight="normal" officeooo:rsid="001c62ed"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2395a4" style:font-style-asian="italic" style:font-style-complex="italic"/>
    </style:style>
    <style:style style:name="T27" style:family="text">
      <style:text-properties fo:font-style="italic" officeooo:rsid="00262a03" style:font-style-asian="italic" style:font-style-complex="italic"/>
    </style:style>
    <style:style style:name="T28" style:family="text">
      <style:text-properties fo:font-style="italic" officeooo:rsid="0035efc5" style:font-style-asian="italic" style:font-style-complex="italic"/>
    </style:style>
    <style:style style:name="T29" style:family="text">
      <style:text-properties fo:font-style="italic" officeooo:rsid="00471a57" style:font-style-asian="italic" style:font-style-complex="italic"/>
    </style:style>
    <style:style style:name="T30" style:family="text">
      <style:text-properties fo:font-style="italic" officeooo:rsid="0047d719" style:font-style-asian="italic" style:font-style-complex="italic"/>
    </style:style>
    <style:style style:name="T31" style:family="text">
      <style:text-properties fo:font-style="italic" officeooo:rsid="00527b2a"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20af6c"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officeooo:rsid="002395a4"/>
    </style:style>
    <style:style style:name="T37" style:family="text">
      <style:text-properties officeooo:rsid="00241fc0"/>
    </style:style>
    <style:style style:name="T38" style:family="text">
      <style:text-properties officeooo:rsid="00262a03"/>
    </style:style>
    <style:style style:name="T39" style:family="text">
      <style:text-properties officeooo:rsid="002748e5"/>
    </style:style>
    <style:style style:name="T40" style:family="text">
      <style:text-properties officeooo:rsid="0035efc5"/>
    </style:style>
    <style:style style:name="T41" style:family="text">
      <style:text-properties officeooo:rsid="00387d30"/>
    </style:style>
    <style:style style:name="T42" style:family="text">
      <style:text-properties officeooo:rsid="003d38cc"/>
    </style:style>
    <style:style style:name="T43" style:family="text">
      <style:text-properties officeooo:rsid="003e5a97"/>
    </style:style>
    <style:style style:name="T44" style:family="text">
      <style:text-properties officeooo:rsid="00418644"/>
    </style:style>
    <style:style style:name="T45" style:family="text">
      <style:text-properties officeooo:rsid="0037dd4a"/>
    </style:style>
    <style:style style:name="T46" style:family="text">
      <style:text-properties officeooo:rsid="00396b8e"/>
    </style:style>
    <style:style style:name="T47" style:family="text">
      <style:text-properties officeooo:rsid="00471a57"/>
    </style:style>
    <style:style style:name="T48" style:family="text">
      <style:text-properties officeooo:rsid="0047d719"/>
    </style:style>
    <style:style style:name="T49" style:family="text">
      <style:text-properties officeooo:rsid="004dd94d"/>
    </style:style>
    <style:style style:name="T50" style:family="text">
      <style:text-properties officeooo:rsid="00527b2a"/>
    </style:style>
    <style:style style:name="T51" style:family="text">
      <style:text-properties officeooo:rsid="00531de6"/>
    </style:style>
    <style:style style:name="T52" style:family="text">
      <style:text-properties officeooo:rsid="00597377"/>
    </style:style>
    <style:style style:name="T53" style:family="text">
      <style:text-properties officeooo:rsid="0063319b"/>
    </style:style>
    <style:style style:name="T54" style:family="text">
      <style:text-properties officeooo:rsid="0065e64a"/>
    </style:style>
    <style:style style:name="T55" style:family="text">
      <style:text-properties style:text-underline-style="none"/>
    </style:style>
    <style:style style:name="T56" style:family="text">
      <style:text-properties style:text-underline-style="none" officeooo:rsid="000f85ee"/>
    </style:style>
    <style:style style:name="T57" style:family="text">
      <style:text-properties style:text-underline-style="none" officeooo:rsid="000fa2d0"/>
    </style:style>
    <style:style style:name="T58" style:family="text">
      <style:text-properties style:text-underline-style="none" officeooo:rsid="0012bb33"/>
    </style:style>
    <style:style style:name="T59" style:family="text">
      <style:text-properties style:text-underline-style="none" fo:font-weight="bold" style:font-weight-asian="bold" style:font-weight-complex="bold"/>
    </style:style>
    <style:style style:name="T60" style:family="text">
      <style:text-properties style:text-underline-style="none" fo:font-weight="bold" officeooo:rsid="001c9a26" style:font-weight-asian="bold" style:font-weight-complex="bold"/>
    </style:style>
    <style:style style:name="T61" style:family="text">
      <style:text-properties officeooo:rsid="00151cac"/>
    </style:style>
    <style:style style:name="T62" style:family="text">
      <style:text-properties officeooo:rsid="0014ca59"/>
    </style:style>
    <style:style style:name="T63" style:family="text">
      <style:text-properties officeooo:rsid="001ff02b"/>
    </style:style>
    <style:style style:name="T64" style:family="text">
      <style:text-properties officeooo:rsid="0018deb0"/>
    </style:style>
    <style:style style:name="T65" style:family="text">
      <style:text-properties style:text-underline-style="solid" style:text-underline-width="auto" style:text-underline-color="font-color"/>
    </style:style>
    <style:style style:name="T66" style:family="text">
      <style:text-properties officeooo:rsid="00222a39"/>
    </style:style>
    <style:style style:name="T67" style:family="text">
      <style:text-properties officeooo:rsid="002663a0"/>
    </style:style>
    <style:style style:name="T68" style:family="text">
      <style:text-properties officeooo:rsid="0026b367"/>
    </style:style>
    <style:style style:name="T69" style:family="text">
      <style:text-properties officeooo:rsid="0028761f"/>
    </style:style>
    <style:style style:name="T70" style:family="text">
      <style:text-properties officeooo:rsid="002b4724"/>
    </style:style>
    <style:style style:name="T71" style:family="text">
      <style:text-properties officeooo:rsid="0029e147"/>
    </style:style>
    <style:style style:name="T72" style:family="text">
      <style:text-properties officeooo:rsid="006d3d3b"/>
    </style:style>
    <style:style style:name="T73" style:family="text">
      <style:text-properties officeooo:rsid="00744806"/>
    </style:style>
    <style:style style:name="T74" style:family="text">
      <style:text-properties officeooo:rsid="00747dc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40">1.- El software de un sistema informático</text:p>
      <text:p text:style-name="P140"/>
      <text:p text:style-name="P142">El software de un sistema informático se agrupa en <text:s/>dos grandes categorías.</text:p>
      <text:p text:style-name="P142"/>
      <text:p text:style-name="P147">Software de aplicación<text:span text:style-name="T55">: </text:span></text:p>
      <text:p text:style-name="P122">Se incluyen programas que controlan el funcionamiento del ordenador.</text:p>
      <text:list xml:id="list3705391009" text:style-name="L1">
        <text:list-item>
          <text:p text:style-name="P162">Software estándar: Aplicaciones de uso general para el mercado, utilizadas por muchos usuarios y en diferentes sistemas. Procesadores de textos, comunicaciones, gráficos…</text:p>
        </text:list-item>
        <text:list-item>
          <text:p text:style-name="P162">Software a medida: Aplicaciones a especificas para actividades especializadas. Para el uso de unos pocos usuarios y un sistema especifico. Programas gestión empresa, trafico…</text:p>
        </text:list-item>
      </text:list>
      <text:p text:style-name="P122"/>
      <text:p text:style-name="P147">Software de sistema<text:span text:style-name="T55">: </text:span></text:p>
      <text:p text:style-name="P147"><text:span text:style-name="T56">Conjunto de programas orientados a controlar el funcionamiento del </text:span><text:span text:style-name="T57">propio </text:span><text:span text:style-name="T56">ordenador. </text:span><text:span text:style-name="T57">El más importante es el </text:span><text:span text:style-name="T58">S</text:span><text:span text:style-name="T57">istema </text:span><text:span text:style-name="T58">O</text:span><text:span text:style-name="T57">perativo </text:span><text:span text:style-name="T58">(SO)</text:span><text:span text:style-name="T57"> que se encarga de gestionar todos los recursos del ordenador, posibilita la ejecución de programas y la fácil utilización del sistema.</text:span></text:p>
      <text:p text:style-name="P123">En esta categoría se incluyen:</text:p>
      <text:list xml:id="list1710049135" text:style-name="L2">
        <text:list-item>
          <text:p text:style-name="P163">Controladores de dispositivo o drivers: Intermediarios entre el SO y los periféricos. El SO puede incorporar algunos drivers genéricos y estos deberán ser proporcionados por el fabricante del dispositivo.</text:p>
        </text:list-item>
        <text:list-item>
          <text:p text:style-name="P164">Utilidades: Ayudan a una mejor administración del ordenador, antivirus, gestión particiones</text:p>
        </text:list-item>
        <text:list-item>
          <text:p text:style-name="P164">Software de programación: Conjunto de programas y utilidades que facilitan la construcción de aplicaciones. Ensambladores, compiladores, intérpretes, utilidades de depuració<text:span text:style-name="T61">n...</text:span></text:p>
        </text:list-item>
      </text:list>
      <text:p text:style-name="P124"/>
      <text:p text:style-name="P141">2.- Definición de sistema operativo</text:p>
      <text:p text:style-name="P143"/>
      <text:p text:style-name="P144">Un sistema operativo es un conjunto de programas que permite gestionar los recursos del ordenador <text:span text:style-name="T62">y facilita al usuario la utilización del mismo.</text:span></text:p>
      <text:p text:style-name="P145">E<text:span text:style-name="T63">l</text:span> software es el intermediario entre el usuario y el hardware. Ni el usuario ni las aplicaciones interactúan directamente con el hardware, siempre lo hacen a través del SO.</text:p>
      <text:p text:style-name="P145"/>
      <text:p text:style-name="P145">En un SO podemos diferenciar dos partes:</text:p>
      <text:list xml:id="list2262290299" text:style-name="L3">
        <text:list-item>
          <text:p text:style-name="P179">La interfaz: Permite a los usuarios y a las aplicaciones interactuar con el ordenador.</text:p>
          <text:list>
            <text:list-item>
              <text:p text:style-name="P179">De tipo gráfico: Interacción mediante teclado y ratón</text:p>
            </text:list-item>
            <text:list-item>
              <text:p text:style-name="P179">De tipo texto: Interacción solo con teclado</text:p>
            </text:list-item>
          </text:list>
        </text:list-item>
        <text:list-item>
          <text:p text:style-name="P180">E<text:span text:style-name="T64">l</text:span> núcleo: Responsable <text:s/>de interactuar con el hardware para controlarlo. Para ello emplea un software específico para cada dispositivo llamado driver.</text:p>
        </text:list-item>
      </text:list>
      <text:p text:style-name="P146"/>
      <text:p text:style-name="P148">Objetivos de un sistema operativo</text:p>
      <text:list xml:id="list812919879" text:style-name="L4">
        <text:list-item>
          <text:p text:style-name="P165">Manejar el hardware de manera efectiva y eficiente controlando y coordinando el hardware usado por las distintas aplicaciones.</text:p>
        </text:list-item>
        <text:list-item>
          <text:p text:style-name="P165">Facilitar el uso del ordenador al usuario.</text:p>
        </text:list-item>
      </text:list>
      <text:p text:style-name="P125"/>
      <text:p text:style-name="P148">Interfaz de usuario<text:span text:style-name="T55">: </text:span></text:p>
      <text:p text:style-name="P126">Permite interactuar con le ordenador. Es la parte más externa del sistema operativo, recibe las ordenes del usuario y las envía al núcleo para ser ejecutadas. Dos tipos:</text:p>
      <text:list xml:id="list3730668896" text:style-name="L5">
        <text:list-item>
          <text:p text:style-name="P166">De linea de comandos: </text:p>
          <text:list>
            <text:list-item>
              <text:p text:style-name="P166">El usuario administra el sistema tecleando ordenes.</text:p>
            </text:list-item>
            <text:list-item>
              <text:p text:style-name="P166">El usuario debe conocer las ordenes para realizar cualquier tarea.</text:p>
            </text:list-item>
            <text:list-item>
              <text:p text:style-name="P166">Originaria de los primeros sistemas operativos.</text:p>
            </text:list-item>
          </text:list>
        </text:list-item>
        <text:list-item>
          <text:p text:style-name="P167">Interfaz gráfica de usuario (GUI):</text:p>
          <text:list>
            <text:list-item>
              <text:p text:style-name="P168">Sin necesidad de conocer ordenes.</text:p>
            </text:list-item>
            <text:list-item>
              <text:p text:style-name="P168">Fácil de usar e intuitiva.</text:p>
            </text:list-item>
            <text:list-item>
              <text:p text:style-name="P168">Características principales:</text:p>
              <text:list>
                <text:list-item>
                  <text:p text:style-name="P168">Trabajo en un entorno de ventanas</text:p>
                </text:list-item>
                <text:list-item>
                  <text:p text:style-name="P168">Posee menús desplegables</text:p>
                </text:list-item>
                <text:list-item>
                  <text:p text:style-name="P168">Cuadros de diálogo</text:p>
                </text:list-item>
                <text:list-item>
                  <text:p text:style-name="P168">Iconos</text:p>
                </text:list-item>
                <text:list-item>
                  <text:p text:style-name="P168">Escritorio digital</text:p>
                </text:list-item>
              </text:list>
            </text:list-item>
          </text:list>
        </text:list-item>
      </text:list>
      <text:p text:style-name="P127"/>
      <text:p text:style-name="P149"><text:span text:style-name="T60">3.- </text:span><text:span text:style-name="T59">Funciones del SO</text:span></text:p>
      <text:p text:style-name="P138"/>
      <text:p text:style-name="P128"><text:span text:style-name="T65">Administración del procesador</text:span>: </text:p>
      <text:p text:style-name="P128">El SO se encarga de compartir la CPU entre los distintos procesos para dar un buen tiempo de respuesta y un alto rendimiento empleando algoritmos de planificación.</text:p>
      <text:p text:style-name="P145"/>
      <text:p text:style-name="P150">Administración de la memoria<text:span text:style-name="T55">: </text:span></text:p>
      <text:p text:style-name="P128">Mediante el administrador de memoria, el SO dispone de métodos de almacenamiento de datos y programas así como la gestión del espacio.</text:p>
      <text:p text:style-name="P128"/>
      <text:p text:style-name="P151">Gestión de dispositivos E/S<text:span text:style-name="T55">: </text:span></text:p>
      <text:p text:style-name="P129">El SO se encarga de llevar el control del estado de todos los dispositivos de entrada y salida del sistema empleando drivers, comunicando el SO y el dispositivo</text:p>
      <text:p text:style-name="P145"/>
      <text:p text:style-name="P152">Administración de archivos<text:span text:style-name="T55">: </text:span></text:p>
      <text:p text:style-name="P130">El sistema de administración de archivos es el encargado de diseñar en que forma se guarda toda la información asociada a un archivo.</text:p>
      <text:p text:style-name="P130">Ha de ser fácilmente accesible por el usuario, para ello se organiza en una estructura lógica de directorios y carpetas. Dentro de las carpetas se alojan los archivos.</text:p>
      <text:p text:style-name="P130"/>
      <text:p text:style-name="P153">Detección y tratamiento de errores<text:span text:style-name="T55">:</text:span></text:p>
      <text:p text:style-name="P131">Al supervisar todas las operaciones realizadas por los programas puede detectar si se producen errores. Al diagnosticar un error puede detectar la causa y si es posible subsanarlo, y si no, cancelar el programa en informar al usuario.</text:p>
      <text:p text:style-name="P131"/>
      <text:p text:style-name="P153">Seguridad y protección del sistema<text:span text:style-name="T55">:</text:span></text:p>
      <text:list xml:id="list2236339698" text:style-name="L6">
        <text:list-item>
          <text:p text:style-name="P169">Autenticación: Garantiza la identidad de los usuarios</text:p>
        </text:list-item>
        <text:list-item>
          <text:p text:style-name="P169">Privilegios: Que recursos puede utilizar cada usuario</text:p>
        </text:list-item>
      </text:list>
      <text:p text:style-name="P131"/>
      <text:p text:style-name="P153">Control de redes<text:span text:style-name="T55">:</text:span></text:p>
      <text:list xml:id="list4185807584" text:style-name="L7">
        <text:list-item>
          <text:p text:style-name="P170">Realiza<text:span text:style-name="T66">r</text:span> una gestión y control de las redes</text:p>
        </text:list-item>
        <text:list-item>
          <text:p text:style-name="P171">Gestionar permisos y usuarios</text:p>
        </text:list-item>
        <text:list-item>
          <text:p text:style-name="P171">Protección contra intrusos (virus, espías…)</text:p>
        </text:list-item>
      </text:list>
      <text:p text:style-name="P132"/>
      <text:p text:style-name="P139">4.- Clasificación de los sistemas operativos.</text:p>
      <text:p text:style-name="P132"/>
      <text:p text:style-name="P154">Por tiempo de respuesta<text:span text:style-name="T55">:</text:span></text:p>
      <text:p text:style-name="P133">Tiempo que tarda el sistema operativo en dar una respuesta frente a una petición.</text:p>
      <text:list xml:id="list3399692587" text:style-name="L8">
        <text:list-item>
          <text:p text:style-name="P172"><text:span text:style-name="T67">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173">Requiere que el programa, datos y ordenes al sistema sean remitidos todos juntos.</text:p>
            </text:list-item>
            <text:list-item>
              <text:p text:style-name="P173">Permiten poca o ninguna interacción usuario/programa en ejecución.</text:p>
            </text:list-item>
            <text:list-item>
              <text:p text:style-name="P173">Para programas de largo tiempo de ejecución (análisis estadísticos, cálculo nóminas…)</text:p>
            </text:list-item>
          </text:list>
        </text:list-item>
      </text:list>
      <text:p text:style-name="P134"/>
      <text:list xml:id="list170460426840095" text:continue-numbering="true" text:style-name="L8">
        <text:list-item>
          <text:p text:style-name="P288"><text:span text:style-name="T15">D</text:span><text:span text:style-name="T16">e tiempo compartido: Consiste en el uso de un sistema por más de una persona al mimo tiempo. </text:span></text:p>
          <text:list>
            <text:list-item>
              <text:p text:style-name="P174">Ejecuta programas por separado. </text:p>
            </text:list-item>
            <text:list-item>
              <text:p text:style-name="P174">Los recursos del sistema son empleados por los distintos usuarios</text:p>
            </text:list-item>
            <text:list-item>
              <text:p text:style-name="P174">Gran carga de trabajo para el SO</text:p>
            </text:list-item>
          </text:list>
        </text:list-item>
      </text:list>
      <text:p text:style-name="P135"/>
      <text:list xml:id="list170460235122225" text:continue-numbering="true" text:style-name="L8">
        <text:list-item>
          <text:p text:style-name="P175">De tiempo real: Procesa las instrucciones al instante y muestra el resultado.</text:p>
          <text:list>
            <text:list-item>
              <text:p text:style-name="P175">No comparte el procesador</text:p>
            </text:list-item>
            <text:list-item>
              <text:p text:style-name="P175">Da respuestas rápidas </text:p>
            </text:list-item>
            <text:list-item>
              <text:p text:style-name="P175">Para procesos con gran cantidad de sucesos.</text:p>
            </text:list-item>
          </text:list>
        </text:list-item>
      </text:list>
      <text:p text:style-name="P136"/>
      <text:p text:style-name="P155">Por forma de ofrecer los servicios<text:span text:style-name="T55">: </text:span></text:p>
      <text:list xml:id="list1623567437" text:style-name="L9">
        <text:list-item>
          <text:p text:style-name="P181"><text:span text:style-name="T55">SO centralizados: Un ordenador (</text:span><text:span text:style-name="T32">Mainframe</text:span><text:span text:style-name="T35">)</text:span><text:span text:style-name="T32"> que se encarga de todos los procesamientos al</text:span><text:span text:style-name="T55"> que se conectan los usuarios mediante terminales sin memoria ni procesador.</text:span></text:p>
        </text:list-item>
        <text:list-item>
          <text:p text:style-name="P181">SO en red: <text:span text:style-name="T68">Ofrece un mecanismo para transferir archivos de una máquina a otra. Internet proporciona este mecanismo a través del protocolo FTP (file transfer protocol)</text:span></text:p>
        </text:list-item>
        <text:list-item>
          <text:p text:style-name="P182">SO distribuidos: <text:span text:style-name="T69">Los usuarios pueden acceder a recursos remotos igual que locales.</text:span></text:p>
          <text:list>
            <text:list-item>
              <text:p text:style-name="P183">L<text:span text:style-name="T70">a</text:span> migración de datos y procesos de una instalación a otra queda bajo el control del sistema operativo.</text:p>
            </text:list-item>
            <text:list-item>
              <text:p text:style-name="P183">Permite trabajo entre un conjunto de procesadores.</text:p>
            </text:list-item>
            <text:list-item>
              <text:p text:style-name="P183">Sistemas muy confiables, si uno falla otro componente puede reemplazarlo.</text:p>
            </text:list-item>
          </text:list>
        </text:list-item>
      </text:list>
      <text:p text:style-name="P156"/>
      <text:p text:style-name="P156">Por el número de procesadores<text:span text:style-name="T55">:</text:span></text:p>
      <text:list xml:id="list1670737019" text:style-name="L10">
        <text:list-item>
          <text:p text:style-name="P176">SO multiproceso: Disponen de varios procesadores, comparten memoria y reloj.</text:p>
          <text:list>
            <text:list-item>
              <text:p text:style-name="P176">Multiprocesamiento simétrico: Cada procesador ejecuta una copia del SO</text:p>
            </text:list-item>
            <text:list-item>
              <text:p text:style-name="P176">Multiprocesamiento asimétrico: cada procesador tiene asignada una tarea y existe un procesador “master” que asigna tareas-</text:p>
            </text:list-item>
          </text:list>
        </text:list-item>
        <text:list-item>
          <text:p text:style-name="P176">SO mono proceso: Solo permiten realizar un proceso a la vez, simulan multitarea.</text:p>
        </text:list-item>
      </text:list>
      <text:p text:style-name="P121"/>
      <text:p text:style-name="P157">Por el numero de usuarios<text:span text:style-name="T55">:</text:span></text:p>
      <text:list xml:id="list3919905674" text:style-name="L11">
        <text:list-item>
          <text:p text:style-name="P177">Monousuario: Solo trabaja un usuario</text:p>
        </text:list-item>
        <text:list-item>
          <text:p text:style-name="P177">Multiusuario: Varios usuarios emplean los recursos del sistema a la vez.</text:p>
          <text:list>
            <text:list-item>
              <text:p text:style-name="P177">Pueden compartir dispositivos de almacenamiento y periféricos de salida.</text:p>
            </text:list-item>
            <text:list-item>
              <text:p text:style-name="P177">Pueden acceder a la misma base de datos en el ordenador principal.</text:p>
            </text:list-item>
          </text:list>
        </text:list-item>
      </text:list>
      <text:p text:style-name="P137"/>
      <text:p text:style-name="P157">Por el numero de procesos o tareas</text:p>
      <text:p text:style-name="P137">Un ordenador de un solo procesador solo puede atender una tarea a la vez, dependiendo del sistema operativo puede ser:</text:p>
      <text:list xml:id="list2381669160" text:style-name="L12">
        <text:list-item>
          <text:p text:style-name="P178">Monotarea: Solo puede ejecutar un programa a la vez (MS- DOS)</text:p>
        </text:list-item>
        <text:list-item>
          <text:p text:style-name="P178">Multitarea: Puede ejecutar var<text:span text:style-name="T71">i</text:span>os programas a la vez, <text:span text:style-name="T71">la UCP se reparte entre ellos.</text:span></text:p>
        </text:list-item>
      </text:list>
      <text:p text:style-name="P137"/>
      <text:p text:style-name="P121"/>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17">d</text:span> en ordenadores personales.</text:p>
      <text:list xml:id="list2385638153" text:style-name="L13">
        <text:list-item>
          <text:p text:style-name="P184">Tienen una interfaz gráfica.</text:p>
          <text:list>
            <text:list-item>
              <text:p text:style-name="P184">Windows 95 y 98 inician en MS-DOS <text:span text:style-name="T17">y al cargar se inicia la interfaz gráfica.</text:span></text:p>
            </text:list-item>
            <text:list-item>
              <text:p text:style-name="P185">De Windows XP en adelante el SO tiene su propio núcleo.</text:p>
            </text:list-item>
          </text:list>
        </text:list-item>
        <text:list-item>
          <text:p text:style-name="P184">Pueden ser mono, pseud<text:span text:style-name="T17">o</text:span> y multitarea dependiendo de la versión.</text:p>
          <text:list>
            <text:list-item>
              <text:p text:style-name="P184">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3752757264" text:style-name="L14">
        <text:list-item>
          <text:p text:style-name="P186">El usuario desplaza un puntero por la pantalla hasta los iconos y los activa.</text:p>
        </text:list-item>
        <text:list-item>
          <text:p text:style-name="P186">Windows emplea el ratón de dos botones</text:p>
          <text:list>
            <text:list-item>
              <text:p text:style-name="P186">Botón izquierdo hace las funciones de <text:span text:style-name="T18">la tecla </text:span>enter</text:p>
            </text:list-item>
            <text:list-item>
              <text:p text:style-name="P186">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0">El escritorio</text:span></text:p>
      <text:p text:style-name="P19">Al iniciar el SO aparece el escritorio en el que se sitúan:</text:p>
      <text:list xml:id="list164323803" text:style-name="L15">
        <text:list-item>
          <text:p text:style-name="P187">Iconos: <text:span text:style-name="T19">Empleados para representar objetos (archivos, unidades, programas…). Si hacemos doble clic, dependiendo del icono, abriremos una ventana que nos muestra su información, o ejecutaremos un programa.</text:span></text:p>
        </text:list-item>
        <text:list-item>
          <text:p text:style-name="P188">Ventanas: Es la forma en las que Windows no muestra la información.</text:p>
        </text:list-item>
        <text:list-item>
          <text:p text:style-name="P188">Barra de tareas: Situada en la parte inferior de las pantalla.</text:p>
          <text:list>
            <text:list-item>
              <text:p text:style-name="P188">Muestra aplicaciones abiertas hasta el momento.</text:p>
            </text:list-item>
            <text:list-item>
              <text:p text:style-name="P188">Muestra componentes esenciales par el manejo del mismo.</text:p>
            </text:list-item>
            <text:list-item>
              <text:p text:style-name="P189">Es configurable dependiendo de la versión</text:p>
            </text:list-item>
          </text:list>
        </text:list-item>
        <text:list-item>
          <text:p text:style-name="P189">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1">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158"><text:span text:style-name="T2">N</text:span><text:span text:style-name="T1">o pueden existir dos directorios con el mismo nombre en la misma ruta.</text:span></text:p>
      <text:p text:style-name="P24">Dependiendo del sistema no pueden contener algunos caracteres especiales.</text:p>
      <text:p text:style-name="P159"><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4176613821" text:style-name="L16">
        <text:list-item>
          <text:p text:style-name="P190">Nombre: Identifica al directorio, es obligatorio y sus reglas quedan determinadas por su sistema de archivos de la versión del SO utilizado.</text:p>
        </text:list-item>
        <text:list-item>
          <text:p text:style-name="P191">Extensión: Los directorios no llevan extensión</text:p>
        </text:list-item>
      </text:list>
      <text:p text:style-name="P22"/>
      <text:p text:style-name="P11">Propiedades</text:p>
      <text:list xml:id="list1212620439" text:style-name="L17">
        <text:list-item>
          <text:p text:style-name="P192">Tamaño: varían dependiendo de la cantidad de bytes que necesitan.</text:p>
        </text:list-item>
        <text:list-item>
          <text:p text:style-name="P192">Ubicación: Siempre almacenados en un directorio, estos parten del directorio raíz. Poseen una ubicación referenciada por una ruta.</text:p>
        </text:list-item>
      </text:list>
      <text:p text:style-name="P20"/>
      <text:p text:style-name="P11">Información sobre el directorio</text:p>
      <text:list xml:id="list2454742266" text:style-name="L18">
        <text:list-item>
          <text:p text:style-name="P193">Deben tener una fecha de creación</text:p>
        </text:list-item>
        <text:list-item>
          <text:p text:style-name="P193">Tendrán unos atributos</text:p>
        </text:list-item>
      </text:list>
      <text:p text:style-name="P22"/>
      <text:p text:style-name="P12">Atributos</text:p>
      <text:p text:style-name="P23">Propiedades o permisos que tenemos sobre las carpetas.</text:p>
      <text:list xml:id="list1057792259" text:style-name="L19">
        <text:list-item>
          <text:p text:style-name="P194">Solo de lectura (R): No se podrá borrar ni modificar, solo se puede visualizar.</text:p>
        </text:list-item>
        <text:list-item>
          <text:p text:style-name="P194">De archivo (A): Para saber si se ha modificado o no un directorio o carpeta.</text:p>
        </text:list-item>
        <text:list-item>
          <text:p text:style-name="P194">De sistema (S): Más habitual en archivos, indica que es de sistema dándole unas características especiales como oculto y solo lectura.</text:p>
        </text:list-item>
        <text:list-item>
          <text:p text:style-name="P194">Oculto (H): El directorio permanece oculto durante las operaciones normales.</text:p>
        </text:list-item>
      </text:list>
      <text:p text:style-name="P23"/>
      <text:p text:style-name="P12">Operaciones <text:span text:style-name="T22">realizables con directorios</text:span></text:p>
      <text:list xml:id="list2731758187" text:style-name="L20">
        <text:list-item>
          <text:p text:style-name="P195">Creación (create): Hacer que el directorio exista.</text:p>
        </text:list-item>
        <text:list-item>
          <text:p text:style-name="P195">Consulta (opendir): Ver lo que los archivos o directorios contienen.</text:p>
        </text:list-item>
        <text:list-item>
          <text:p text:style-name="P195">Actualización (updatedir): Añadir o borrar elementos del directorio.</text:p>
        </text:list-item>
        <text:list-item>
          <text:p text:style-name="P195">Borrado (delete): Eliminar el directorio y su contenido.</text:p>
        </text:list-item>
        <text:list-item>
          <text:p text:style-name="P195">Renombrado (rename): Cambiar el nombre al directorio.</text:p>
        </text:list-item>
      </text:list>
      <text:p text:style-name="P24"/>
      <text:p text:style-name="P31">5.- Directorios especiales</text:p>
      <text:p text:style-name="P26"/>
      <text:p text:style-name="P14">Directorio raíz</text:p>
      <text:list xml:id="list542515609" text:style-name="L21">
        <text:list-item>
          <text:p text:style-name="P196">Directorio inicial de la estructura de directorios</text:p>
        </text:list-item>
        <text:list-item>
          <text:p text:style-name="P196">Existe una raíz por cada unida de de almacenamiento</text:p>
        </text:list-item>
        <text:list-item>
          <text:p text:style-name="P198">El directorio raíz corresponde con una letra por unidad de almacenamiento</text:p>
        </text:list-item>
      </text:list>
      <text:p text:style-name="P26"/>
      <text:p text:style-name="P14">Directorio actual</text:p>
      <text:list xml:id="list887472218" text:style-name="L22">
        <text:list-item>
          <text:p text:style-name="P197">Hace referencia la directorio en el que estamos, se representa con un punto (.)</text:p>
        </text:list-item>
      </text:list>
      <text:p text:style-name="P26"/>
      <text:p text:style-name="P14">Directorio padre</text:p>
      <text:list xml:id="list3331475075" text:style-name="L23">
        <text:list-item>
          <text:p text:style-name="P202"><text:span text:style-name="T23">Hace referencia al directorio padre </text:span><text:span text:style-name="T24">de</text:span><text:span text:style-name="T23">l que nos encontramos, se representa con dos puntos (..)</text:span></text:p>
        </text:list-item>
        <text:list-item>
          <text:p text:style-name="P199">El directorio raíz no tiene padre.</text:p>
        </text:list-item>
      </text:list>
      <text:p text:style-name="P32"><text:soft-page-break/>6.- Operaciones sobre directorios y carpetas</text:p>
      <text:p text:style-name="P32"/>
      <text:p text:style-name="P15">En <text:span text:style-name="T37">modo</text:span> gráfico</text:p>
      <text:p text:style-name="P27">Empleamos el explorador de archivos. En su parte izquierda nos muestra los iconos que aparecen en el escritorio y en su parte derecha el contenido de la carpeta.</text:p>
      <text:list xml:id="list2826113110" text:style-name="L24">
        <text:list-item>
          <text:p text:style-name="P200">Para crear carpetas debemos de situarnos en un directorio en la cual se van a crear las carpetas. Pulsaremos el botón derecho del ratón y en el menú contextual seleccionaremos <text:span text:style-name="T25">nuevo &gt; carpeta</text:span><text:span text:style-name="T33"> </text:span><text:span text:style-name="T34">y le pondremos un nombre.</text:span></text:p>
        </text:list-item>
        <text:list-item>
          <text:p text:style-name="P203">Para ver el contenido de las carpetas hemos de hacer doble clic con el puntero del ratón en la carpeta deseada.</text:p>
        </text:list-item>
        <text:list-item>
          <text:p text:style-name="P201"><text:span text:style-name="T33">Para eliminar carpetas la tenemos que seccionar y pulsar las tecla </text:span><text:span text:style-name="T25">Supr</text:span><text:span text:style-name="T33"> o bien hacer clic derecho en el ratón para seleccionar </text:span><text:span text:style-name="T25"><text:s/>enviar a papelera de reciclaje.</text:span></text:p>
          <text:list>
            <text:list-item>
              <text:p text:style-name="P201"><text:span text:style-name="T33">Si pulsamos </text:span><text:span text:style-name="T25">Shift + Supr eliminamos la carpeta sin pasar por la papelera.</text:span></text:p>
            </text:list-item>
            <text:list-item>
              <text:p text:style-name="P204">Si las carpetas o archivos tienen determinadas propiedades o están siendo usadas por alguna aplicación, no las podremos eliminar.</text:p>
            </text:list-item>
          </text:list>
        </text:list-item>
        <text:list-item>
          <text:p text:style-name="P204">Para copiar una carpeta podemos...</text:p>
          <text:list>
            <text:list-item>
              <text:p text:style-name="P204">Pinchar sobre al archivo y arrastrar a las carpeta deseada</text:p>
            </text:list-item>
            <text:list-item>
              <text:p text:style-name="P204">Hacer clic derecho sobre las carpeta deseada seleccionar copiar y después en la carpeta destino hacer de nuevo clic derecho y seleccionar pegar</text:p>
            </text:list-item>
            <text:list-item>
              <text:p text:style-name="P206">También se pueden emplear las teclas <text:span text:style-name="T25">control + C </text:span>y después <text:span text:style-name="T25">control + V</text:span></text:p>
            </text:list-item>
          </text:list>
        </text:list-item>
        <text:list-item>
          <text:p text:style-name="P205"><text:span text:style-name="T36">P</text:span>ara <text:span text:style-name="T36">mover</text:span> una carpeta podemos...</text:p>
          <text:list>
            <text:list-item>
              <text:p text:style-name="P205">Hacer clic derecho sobre las carpeta deseada seleccionar <text:span text:style-name="T26">cortar</text:span> y después en la carpeta destino hacer de nuevo clic derecho y seleccionar <text:span text:style-name="T25">pegar</text:span></text:p>
            </text:list-item>
            <text:list-item>
              <text:p text:style-name="P206">También se pueden emplear las teclas <text:span text:style-name="T25">control + X </text:span>y después <text:span text:style-name="T25">control + V</text:span></text:p>
            </text:list-item>
          </text:list>
        </text:list-item>
        <text:list-item>
          <text:p text:style-name="P207">Para cambiar el nombre de una carpeta podemos…</text:p>
          <text:list>
            <text:list-item>
              <text:p text:style-name="P207">Seleccionarla con el botón izquierdo del ratón y pulsar <text:span text:style-name="T25">F2</text:span></text:p>
            </text:list-item>
            <text:list-item>
              <text:p text:style-name="P207">Seleccionarla con el botón derecho del ratón y pulsar<text:span text:style-name="T25"> cambiar nombre</text:span>.</text:p>
            </text:list-item>
          </text:list>
        </text:list-item>
        <text:list-item>
          <text:p text:style-name="P208">Para visualizar o asignar atributos debemos ir a propiedades de la carpeta con el desplegable del botón derecho del ratón. En la parte inferior de la ventana están.</text:p>
        </text:list-item>
      </text:list>
      <text:p text:style-name="P37"/>
      <text:p text:style-name="P85">En modo texto</text:p>
      <text:p text:style-name="P33">Empleamos la consola de comandos. En ella nos aparece el <text:span text:style-name="T25">promt</text:span> que nos indica la ruta en la que nos encontramos y mediante ordenes realizamos las acciones pertinentes.</text:p>
      <text:list xml:id="list2298926406" text:style-name="L25">
        <text:list-item>
          <text:p text:style-name="P211">Para <text:span text:style-name="T38">crear carpetas usamos el comando </text:span><text:span text:style-name="T27">MD</text:span><text:span text:style-name="T38"> seguido del nombre de la carpeta.</text:span></text:p>
        </text:list-item>
        <text:list-item>
          <text:p text:style-name="P212">Para ver el contenido de la carpeta usamos el comando <text:span text:style-name="T25">DIR</text:span> </text:p>
        </text:list-item>
        <text:list-item>
          <text:p text:style-name="P212">Para movernos por las carpetas usamos el comando <text:span text:style-name="T25">CD</text:span> Seguido del nombre de la carpeta destino o dos puntos (..) para volver a la carpeta anterior. También se puede incluir la ruta <text:s/>hasta la carpeta destino.</text:p>
        </text:list-item>
        <text:list-item>
          <text:p text:style-name="P212">Para visualizar la estructura de directorios usamos el comando <text:span text:style-name="T25">TREE</text:span></text:p>
        </text:list-item>
        <text:list-item>
          <text:p text:style-name="P212">Para eliminar directorios o carpetas usamos el comando<text:span text:style-name="T25"> RD </text:span><text:span text:style-name="T39">seguido del nombre de la carpeta.</text:span></text:p>
          <text:list>
            <text:list-item>
              <text:p text:style-name="P213">Solo se pueden eliminar carpetas vacías.</text:p>
            </text:list-item>
            <text:list-item>
              <text:p text:style-name="P213">Añadiendo <text:span text:style-name="T25">/S </text:span>podemos borrar aunque no esté vacía la carpeta.</text:p>
            </text:list-item>
          </text:list>
        </text:list-item>
        <text:list-item>
          <text:p text:style-name="P214">Para mover o copiar archivos usaremos los comandos <text:span text:style-name="T25">MOVE y XCOPY </text:span></text:p>
        </text:list-item>
        <text:list-item>
          <text:p text:style-name="P214">Para renombrar una carpeta usaremos el comando <text:span text:style-name="T25">REN </text:span></text:p>
        </text:list-item>
        <text:list-item>
          <text:p text:style-name="P209">Para visualizar los atributos usaremos el comando<text:span text:style-name="T25"> ATTRIB </text:span></text:p>
        </text:list-item>
        <text:list-item>
          <text:p text:style-name="P283">Para visualizar el contenido de un fichero usamos el comando TYPE</text:p>
        </text:list-item>
      </text:list>
      <text:p text:style-name="P34"/>
      <text:p text:style-name="P78">7.- Características de los archivos</text:p>
      <text:p text:style-name="P77"/>
      <text:p text:style-name="P35">También llamados ficheros, representan una colección de información localizada en alguna parte del sistema de archivos.</text:p>
      <text:list xml:id="list633718964" text:style-name="L26">
        <text:list-item>
          <text:p text:style-name="P215">Deben tener un formato y ser de un tipo concreto.</text:p>
        </text:list-item>
      </text:list>
      <text:list xml:id="list314975582" text:style-name="L27">
        <text:list-item>
          <text:list>
            <text:list-item>
              <text:p text:style-name="P289"><text:span text:style-name="T6">Nombre y extensión: </text:span><text:span text:style-name="T7">El nombre es obligatorio y la extensión opcional.</text:span></text:p>
            </text:list-item>
            <text:list-item>
              <text:p text:style-name="P216">Información sobre el archivo</text:p>
              <text:list>
                <text:list-item>
                  <text:p text:style-name="P216">Fecha de creación, modificación y acceso</text:p>
                </text:list-item>
                <text:list-item>
                  <text:p text:style-name="P216">Atributos</text:p>
                </text:list-item>
              </text:list>
            </text:list-item>
            <text:list-item>
              <text:p text:style-name="P217">Tamaño: En bytes o múltiplos de este. Dependerá del sistema de archivos del soporte de almacenamiento que lo contenga.</text:p>
            </text:list-item>
            <text:list-item>
              <text:p text:style-name="P217">Ubicación: En un directorio o subdirectorio.</text:p>
            </text:list-item>
          </text:list>
        </text:list-item>
        <text:list-item>
          <text:p text:style-name="P217">Se dividen en ejecutables y no ejecutables.</text:p>
        </text:list-item>
        <text:list-item>
          <text:p text:style-name="P291"><text:span text:style-name="T8">S</text:span><text:span text:style-name="T5">on independientes unos de otros, pero pueden estar interrelacionados</text:span></text:p>
        </text:list-item>
        <text:list-item>
          <text:p text:style-name="P218">Almacenan información permanente</text:p>
        </text:list-item>
        <text:list-item>
          <text:p text:style-name="P218">Pueden ser usados por varios programas o uno solo</text:p>
        </text:list-item>
      </text:list>
      <text:p text:style-name="P39"/>
      <text:p text:style-name="P160"><text:span text:style-name="T12">8.- Operaciones, </text:span><text:span text:style-name="T13">organización y compresión de</text:span><text:span text:style-name="T12"> los archivos</text:span></text:p>
      <text:p text:style-name="P36"/>
      <text:p text:style-name="P86">Operaciones</text:p>
      <text:p text:style-name="P37">Se pueden realizar las siguientes operaciones:</text:p>
      <text:list xml:id="list2174027017" text:style-name="L28">
        <text:list-item>
          <text:p text:style-name="P210">Creación: Al crearlo hay que darle un nombre y extensión el sistema asigna automáticamente hora, fecha, tamaño, etc.</text:p>
        </text:list-item>
        <text:list-item>
          <text:p text:style-name="P210">Consultar: acceder a este para ver su contenido</text:p>
        </text:list-item>
        <text:list-item>
          <text:p text:style-name="P210">Actualización: Modificar el contenido del archivo.</text:p>
        </text:list-item>
        <text:list-item>
          <text:p text:style-name="P210">Borrado: Elimina el archivo</text:p>
        </text:list-item>
        <text:list-item>
          <text:p text:style-name="P210">Renombrado: Cambiar el nombre del archivo</text:p>
        </text:list-item>
      </text:list>
      <text:p text:style-name="P37"/>
      <text:p text:style-name="P86">Organización</text:p>
      <text:p text:style-name="P38">Se organizan de la siguiente manera</text:p>
      <text:list xml:id="list80942394" text:style-name="L29">
        <text:list-item>
          <text:p text:style-name="P219">Siempre tienen un nombre</text:p>
        </text:list-item>
        <text:list-item>
          <text:p text:style-name="P219">Se ubican en directorios</text:p>
        </text:list-item>
        <text:list-item>
          <text:p text:style-name="P219">No pueden existir dos archivos con el mismo nombre en la misma ruta</text:p>
        </text:list-item>
        <text:list-item>
          <text:p text:style-name="P219">No hay distinción entre mayúsculas y minúsculas</text:p>
        </text:list-item>
        <text:list-item>
          <text:p text:style-name="P219">Se organizan en jerarquías de carpetas</text:p>
        </text:list-item>
        <text:list-item>
          <text:p text:style-name="P219">El SO puede asignarles atributos</text:p>
        </text:list-item>
      </text:list>
      <text:p text:style-name="P38"/>
      <text:p text:style-name="P87">Compresión</text:p>
      <text:p text:style-name="P40">Consiste en hacer que el archivo ocupe menos espacio</text:p>
      <text:list xml:id="list1739131259" text:style-name="L30">
        <text:list-item>
          <text:p text:style-name="P220">Se emplean herramientas de compresión</text:p>
        </text:list-item>
        <text:list-item>
          <text:p text:style-name="P220">Solo se pueden abrir con la herramienta adecuada.</text:p>
        </text:list-item>
      </text:list>
      <text:p text:style-name="P40"/>
      <text:p text:style-name="P79">9.- Caracteres de comodín</text:p>
      <text:p text:style-name="P40"/>
      <text:p text:style-name="P161"><text:span text:style-name="T12">Se emplean en la consola de comandos y se utilizan para identificar varios archivos a la vez. La mayoría de ordenes aceptan caracteres comodín excepto </text:span><text:span text:style-name="T14">TYPE</text:span></text:p>
      <text:list xml:id="list469736677" text:style-name="L31">
        <text:list-item>
          <text:p text:style-name="P221">Carácter “?”: Representa cualquier carácter válido</text:p>
        </text:list-item>
        <text:list-item>
          <text:p text:style-name="P221">Carácter “*”:. Representa uno o más caracteres válidos</text:p>
        </text:list-item>
      </text:list>
      <text:p text:style-name="P116">Introducción al sistema operativo</text:p>
      <text:p text:style-name="P117">Windows – Parte II</text:p>
      <text:p text:style-name="P117"/>
      <text:p text:style-name="P80">1.- Operaciones con archivos</text:p>
      <text:p text:style-name="P80"/>
      <text:p text:style-name="P88">Crear un archivo</text:p>
      <text:p text:style-name="P41">Crear un archivo consiste en hacer que el fichero exista dentro de una estructura de archivos asignándole un nombre y una extensión.</text:p>
      <text:list xml:id="list3698914412" text:style-name="L32">
        <text:list-item>
          <text:p text:style-name="P222"><text:span text:style-name="T42">En entorno grafico</text:span>: Situando el puntero dentro la ventana hacemos clic derecho y seleccionamos <text:span text:style-name="T41">el nuevo tipo de archivo que deseamos crear</text:span>.</text:p>
        </text:list-item>
        <text:list-item>
          <text:p text:style-name="P223">Entorno de comandos: C<text:span text:style-name="T40">reamos un archivo </text:span>c<text:span text:style-name="T40">on </text:span><text:span text:style-name="T28">EDIT</text:span><text:span text:style-name="T40">, hemos de asignarle nombre y extensión</text:span></text:p>
        </text:list-item>
      </text:list>
      <text:p text:style-name="P42"/>
      <text:p text:style-name="P89">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2903938613" text:style-name="L33">
        <text:list-item>
          <text:p text:style-name="P224"><text:span text:style-name="T42">En entorno grafico</text:span>: <text:span text:style-name="T45">Emplear el programa adecuado al tipo de archivo.</text:span></text:p>
        </text:list-item>
        <text:list-item>
          <text:p text:style-name="P229">Entorno de comandos: Emplear la orden <text:span text:style-name="T25">TYPE</text:span> y la ruta del archivo</text:p>
        </text:list-item>
      </text:list>
      <text:p text:style-name="P44"/>
      <text:p text:style-name="P90">Imprimir un archivo</text:p>
      <text:list xml:id="list1885548165" text:style-name="L34">
        <text:list-item>
          <text:p text:style-name="P225"><text:span text:style-name="T42">En entorno grafico</text:span>: <text:s/><text:span text:style-name="T46">Desde la aplicación a la que esté vinculado el archivo hemos de pulsar el icono de la impresora.</text:span></text:p>
        </text:list-item>
        <text:list-item>
          <text:p text:style-name="P230">En entorno de comandos: Empleamos la orden <text:span text:style-name="T25">PRINT</text:span></text:p>
        </text:list-item>
      </text:list>
      <text:p text:style-name="P45"/>
      <text:p text:style-name="P91">Cambiar el nombre de un archivo</text:p>
      <text:p text:style-name="P45">Esta operación también se puede hacer en directorios.</text:p>
      <text:list xml:id="list2548700235" text:style-name="L35">
        <text:list-item>
          <text:p text:style-name="P226"><text:span text:style-name="T42">En entorno grafico</text:span>: <text:span text:style-name="T46">Pulsamos con el botón derecho sobre el icono y en el menú seleccionamos “cambiar nombre” y en el cuadro que nos aparece ponemos el nuevo nombre.</text:span></text:p>
        </text:list-item>
        <text:list-item>
          <text:p text:style-name="P231">En entorno de comandos: <text:s/>Usamos el comando <text:span text:style-name="T25">REN</text:span></text:p>
        </text:list-item>
      </text:list>
      <text:p text:style-name="P45"/>
      <text:p text:style-name="P92">Copiar y mover archivos</text:p>
      <text:p text:style-name="P46">Tenemos que tener una carpeta de origen y una de destino.</text:p>
      <text:list xml:id="list1527241008" text:style-name="L36">
        <text:list-item>
          <text:p text:style-name="P227"><text:span text:style-name="T42">En entorno grafico</text:span>: </text:p>
          <text:list>
            <text:list-item>
              <text:p text:style-name="P232">Podemos emplear las opciones cortar,copiar y pegar de la linea de menú.</text:p>
            </text:list-item>
            <text:list-item>
              <text:p text:style-name="P232">Podemos arrastrar un archivo de una carpeta a otra.</text:p>
              <text:list>
                <text:list-item>
                  <text:p text:style-name="P232">Si es a diferentes unidades copiamos, en la misma unidad movemos</text:p>
                </text:list-item>
              </text:list>
            </text:list-item>
          </text:list>
        </text:list-item>
        <text:list-item>
          <text:p text:style-name="P232">En entorno de comandos: Utilizamos los comandos <text:span text:style-name="T25">COPY, XCOPY, </text:span>y para mover<text:span text:style-name="T25"> MOVE</text:span></text:p>
        </text:list-item>
      </text:list>
      <text:p text:style-name="P41"/>
      <text:p text:style-name="P94">Eliminar archivos</text:p>
      <text:list xml:id="list5279991" text:style-name="L37">
        <text:list-item>
          <text:p text:style-name="P228"><text:span text:style-name="T42">En entorno grafico</text:span>: </text:p>
          <text:list>
            <text:list-item>
              <text:p text:style-name="P233">Seleccionaremos el archivo y pulsaremos la tecla <text:span text:style-name="T25">Supr</text:span> </text:p>
            </text:list-item>
            <text:list-item>
              <text:p text:style-name="P233">Con el botón derecho de ratón elegiremos eliminar en el menú contextual</text:p>
            </text:list-item>
          </text:list>
        </text:list-item>
        <text:list-item>
          <text:p text:style-name="P233">En entorno de comandos: Usamos los comandos <text:span text:style-name="T25">DEL y ERASE</text:span></text:p>
        </text:list-item>
      </text:list>
      <text:p text:style-name="P83">2.- Atributos de los archivos</text:p>
      <text:list xml:id="list1686605703" text:style-name="L38">
        <text:list-item>
          <text:p text:style-name="P234">En entrono gráfico: Con el botón derecho seleccionamos propiedades y en la pestaña <text:span text:style-name="T25">General</text:span> están las casillas Solo lectura y Oculto que se pueden marcar o desmarcar.</text:p>
        </text:list-item>
        <text:list-item>
          <text:p text:style-name="P234">En entorno de comando:</text:p>
          <text:list>
            <text:list-item>
              <text:p text:style-name="P234">Se usa la orden <text:span text:style-name="T25">ATTRIB</text:span> <text:span text:style-name="T43">de diferentes formas.</text:span></text:p>
              <text:list>
                <text:list-item>
                  <text:p text:style-name="P235">Sin parámetros muestra los atributos de todos los ficheros</text:p>
                </text:list-item>
                <text:list-item>
                  <text:p text:style-name="P235">Con parámetros nos muestra lo que le especifiquemos en los parámetros.</text:p>
                </text:list-item>
              </text:list>
            </text:list-item>
          </text:list>
        </text:list-item>
      </text:list>
      <text:p text:style-name="P47"/>
      <text:p text:style-name="P81">3.- Buscar archivos</text:p>
      <text:list xml:id="list1746777420" text:style-name="L39">
        <text:list-item>
          <text:p text:style-name="P236">En entrono gráfico: Pulsaremos el botón de inicio y seleccionaremos buscar e introduciremos el parámetro de búsqueda.</text:p>
        </text:list-item>
        <text:list-item>
          <text:p text:style-name="P236">En entorno de comando: Empleamos el comando <text:span text:style-name="T25">DIR</text:span> seguido del parámetro de búsqueda.</text:p>
        </text:list-item>
      </text:list>
      <text:p text:style-name="P48"/>
      <text:p text:style-name="P82">4.- Operaciones generales en un SO</text:p>
      <text:p text:style-name="P48"/>
      <text:p text:style-name="P93">Limpiar el escritorio:</text:p>
      <text:list xml:id="list3044028548" text:style-name="L40">
        <text:list-item>
          <text:p text:style-name="P237">En entorno gráfico: <text:span text:style-name="T44">Cerramos o minimizamos ventanas</text:span></text:p>
        </text:list-item>
        <text:list-item>
          <text:p text:style-name="P238">EN entorno de comando: Usamos la orden <text:span text:style-name="T25">CLS</text:span></text:p>
        </text:list-item>
      </text:list>
      <text:p text:style-name="P49"/>
      <text:p text:style-name="P95">Cambiar fecha y hora:</text:p>
      <text:list xml:id="list3328009011" text:style-name="L41">
        <text:list-item>
          <text:p text:style-name="P239">En entorno gráfico: Desde panel de control seleccionar “cambiar fecha y hora”</text:p>
        </text:list-item>
        <text:list-item>
          <text:p text:style-name="P239">En entorno de comando: Usamos las ordenes <text:span text:style-name="T25">DATE</text:span> y <text:span text:style-name="T25">TIME</text:span></text:p>
        </text:list-item>
      </text:list>
      <text:p text:style-name="P50"/>
      <text:p text:style-name="P95">Ayuda:</text:p>
      <text:list xml:id="list1526060068" text:style-name="L42">
        <text:list-item>
          <text:p text:style-name="P240">En entorno gráfico: Cada ventana hay un icono con una interrogación que al pincharlo la muestra.</text:p>
        </text:list-item>
        <text:list-item>
          <text:p text:style-name="P240">En entorno de comando: Empleamos el comando <text:span text:style-name="T25">HELP</text:span></text:p>
        </text:list-item>
      </text:list>
      <text:p text:style-name="P50"/>
      <text:p text:style-name="P95">Versión del SO:</text:p>
      <text:list xml:id="list2109292540" text:style-name="L43">
        <text:list-item>
          <text:p text:style-name="P241">En entorno gráfico: Pulsamos panel de control, sistema, propiedades y general</text:p>
        </text:list-item>
        <text:list-item>
          <text:p text:style-name="P241">En entorno grafico: Usamos el comando <text:span text:style-name="T25">VER</text:span></text:p>
        </text:list-item>
      </text:list>
      <text:p text:style-name="P50"/>
      <text:p text:style-name="P84">5.- Gestión de discos</text:p>
      <text:p text:style-name="P51"/>
      <text:p text:style-name="P96">Dar formato a unidades de almacenamiento</text:p>
      <text:list xml:id="list1085358383" text:style-name="L44">
        <text:list-item>
          <text:p text:style-name="P242">En entorno gráfico: Común e todas las versiones de Windows, vamos a Mi PC, seleccionamos la unidad correspondiente con el botón derecho del ratón y seleccionamos “Formatear”, en la ventana emergente tendremos…</text:p>
          <text:list>
            <text:list-item>
              <text:p text:style-name="P242">Opciones de formato: Rápido o completo.</text:p>
            </text:list-item>
            <text:list-item>
              <text:p text:style-name="P244">Crear un disco de inicio: Nos permite crear una unidad externa de arranque.</text:p>
            </text:list-item>
            <text:list-item>
              <text:p text:style-name="P244">Capacidad: Nos indica la capacidad de la unidad en cuestión.</text:p>
            </text:list-item>
            <text:list-item>
              <text:p text:style-name="P244">Sistema de archivos: Nos permite seleccionar el sistema de archivos a asignar.</text:p>
            </text:list-item>
            <text:list-item>
              <text:p text:style-name="P244">Tamaño de la unidad de asignación: Permite selecciona el tamaño del clúster.</text:p>
            </text:list-item>
            <text:list-item>
              <text:p text:style-name="P244">Habilitar compresión: Solo en formato <text:span text:style-name="T25">NTFS </text:span>y en discos de más de 512MB Los datos son comprimidos al ser almacenados si que el usuario lo note.</text:p>
            </text:list-item>
          </text:list>
        </text:list-item>
        <text:list-item>
          <text:p text:style-name="P244">En entorno de comando:</text:p>
          <text:list>
            <text:list-item>
              <text:p text:style-name="P243">Opciones de formato: <text:span text:style-name="T47">Usamos el comando </text:span><text:span text:style-name="T29">FORMAT</text:span><text:span text:style-name="T47"> seguido de la unidad</text:span>.</text:p>
            </text:list-item>
            <text:list-item>
              <text:p text:style-name="P244">Crear un disco de inicio: Empleamos <text:span text:style-name="T25">SYS</text:span> seguido de la unidad.</text:p>
            </text:list-item>
            <text:list-item>
              <text:p text:style-name="P244">C<text:span text:style-name="T48">ambiar la etiqueta: Usar el comando </text:span><text:span text:style-name="T30">VOL</text:span></text:p>
            </text:list-item>
          </text:list>
        </text:list-item>
      </text:list>
      <text:p text:style-name="P52"/>
      <text:p text:style-name="P97">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98">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98">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99">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18">Comandos básicos de</text:p>
      <text:p text:style-name="P118">MS-DOS/Windows</text:p>
      <text:p text:style-name="P118"/>
      <text:p text:style-name="P100">ATTRIB</text:p>
      <text:p text:style-name="P56">Muestra o cambia los atributos de un archivo, mediante los símbolos + ó – agregamos o quitamos atributos. Se pueden usar comodines y modificadores.</text:p>
      <text:list xml:id="list2292455487" text:style-name="L45">
        <text:list-item>
          <text:p text:style-name="P245">R – Solo lectura (<text:span text:style-name="T25">Read-Only</text:span>)</text:p>
        </text:list-item>
        <text:list-item>
          <text:p text:style-name="P245">A – Archivo (<text:span text:style-name="T25">Archive</text:span>)</text:p>
        </text:list-item>
        <text:list-item>
          <text:p text:style-name="P245">S – Sistema (<text:span text:style-name="T25">System</text:span>)</text:p>
        </text:list-item>
        <text:list-item>
          <text:p text:style-name="P245">H – Oculto (<text:span text:style-name="T25">Hidden</text:span>)</text:p>
        </text:list-item>
      </text:list>
      <text:p text:style-name="P56"/>
      <text:p text:style-name="P100">CD/CHDIR</text:p>
      <text:p text:style-name="P56">Muestra el nombre o cambia al directorio actual.</text:p>
      <text:list xml:id="list2073037814" text:style-name="L46">
        <text:list-item>
          <text:p text:style-name="P246">CD\ nos lleva a la unidad de raíz activa</text:p>
        </text:list-item>
        <text:list-item>
          <text:p text:style-name="P246">CD.. nos leva al directorio padre, añadiendo \.. subiremos un nivel adicional</text:p>
        </text:list-item>
        <text:list-item>
          <text:p text:style-name="P246">CD “ruta del directorio” no lleva a donde hemos especificado.</text:p>
        </text:list-item>
        <text:list-item>
          <text:p text:style-name="P246">CD “unidad” nos lleva a la unidad elegida</text:p>
        </text:list-item>
      </text:list>
      <text:p text:style-name="P57"/>
      <text:p text:style-name="P101">CHKDSK</text:p>
      <text:p text:style-name="P57">Comprueba el disco y muestra un informe de estado. Hay que especificar la letra de la unidad. Posee varios modificadores.</text:p>
      <text:list xml:id="list2166993388" text:style-name="L47">
        <text:list-item>
          <text:p text:style-name="P247">/F Corrige errores del disco</text:p>
        </text:list-item>
        <text:list-item>
          <text:p text:style-name="P247">/V (FAT) muestra nombe y ruta de cada archivo en disco</text:p>
        </text:list-item>
        <text:list-item>
          <text:p text:style-name="P247">/V (NTFS) Muestra mensajes de error si los hay</text:p>
        </text:list-item>
        <text:list-item>
          <text:p text:style-name="P247">/R Encuentra sectores dañados y recupera la informacion legible</text:p>
        </text:list-item>
      </text:list>
      <text:p text:style-name="P57"/>
      <text:list xml:id="list170459948832105" text:continue-numbering="true" text:style-name="L47">
        <text:list-item>
          <text:p text:style-name="P247"><text:soft-page-break/>/X obliga al volumen a desmontarde si de necesario</text:p>
        </text:list-item>
        <text:list-item>
          <text:p text:style-name="P247">/I (solo <text:s/>NTFS) Realiza comprobación menos exhaustiva de las entradas de indice</text:p>
        </text:list-item>
        <text:list-item>
          <text:p text:style-name="P247">/<text:span text:style-name="T49">C (solo NTFS) Omite la comprobación de ciclos en la estructura de carpetas.</text:span></text:p>
          <text:list>
            <text:list-item>
              <text:p text:style-name="P248">/I y /C reducen tiempo de ejecución.</text:p>
            </text:list-item>
          </text:list>
        </text:list-item>
      </text:list>
      <text:p text:style-name="P58"/>
      <text:p text:style-name="P102">CLS</text:p>
      <text:p text:style-name="P59">Borra el texto de la pantalla de la consola</text:p>
      <text:p text:style-name="P59"/>
      <text:p text:style-name="P103">COLOR</text:p>
      <text:p text:style-name="P59">Establece los colores de fondo y primer plano de la consola. Los atributos están especificados en dos dígitos hexadecimales. El primero corresponde con el fondo y el segundo con las letras.</text:p>
      <text:p text:style-name="P59"/>
      <text:p text:style-name="P103">COMP</text:p>
      <text:p text:style-name="P60">Compara el contenido de dos archivos o un conjunto de estos.</text:p>
      <text:list xml:id="list377690110" text:style-name="L48">
        <text:list-item>
          <text:p text:style-name="P249">/C distingue entre mayúsculas y minúsculas.</text:p>
        </text:list-item>
      </text:list>
      <text:p text:style-name="P59"/>
      <text:p text:style-name="P103">COPY</text:p>
      <text:p text:style-name="P59">Copia uno o más archivos en otra ubicación. Hay que incluir la ruta del archivo así como la ubicación final.</text:p>
      <text:p text:style-name="P59"/>
      <text:p text:style-name="P103">DATE</text:p>
      <text:p text:style-name="P59">Establece la fecha, para solo mostrar la fecha hemos de añadir el modificador /T</text:p>
      <text:p text:style-name="P59"/>
      <text:p text:style-name="P104">DEL / ERASE</text:p>
      <text:p text:style-name="P61">Elimina uno o más archivos Podemos emplear modificadores y comodines.</text:p>
      <text:list xml:id="list2779109094" text:style-name="L49">
        <text:list-item>
          <text:p text:style-name="P250">/<text:span text:style-name="T50">A:</text:span><text:span text:style-name="T31">nombreAtributo</text:span><text:span text:style-name="T50"> elimina archivos que contengan ese atributo</text:span></text:p>
        </text:list-item>
        <text:list-item>
          <text:p text:style-name="P250">/<text:span text:style-name="T50">A:-</text:span><text:span text:style-name="T31">nombreAtributo</text:span><text:span text:style-name="T50"> elimina archivos que no tengan ese atributo</text:span></text:p>
        </text:list-item>
        <text:list-item>
          <text:p text:style-name="P250">/<text:span text:style-name="T50">F borra archivos solo de lectura</text:span></text:p>
        </text:list-item>
        <text:list-item>
          <text:p text:style-name="P250">/<text:span text:style-name="T50">S elimina ficheros de todos los subdirectorios</text:span></text:p>
        </text:list-item>
      </text:list>
      <text:p text:style-name="P61"/>
      <text:p text:style-name="P105">DIR</text:p>
      <text:p text:style-name="P62">Muestra una lista de archivos y subdirectorios en un directorio. <text:span text:style-name="T51">Con el comando DIR/? Podemos ver las distintas opciones de ayuda.</text:span></text:p>
      <text:list xml:id="list3218153445" text:style-name="L50">
        <text:list-item>
          <text:p text:style-name="P251">/<text:span text:style-name="T51">A:(R, H, A ó S) Muestra solo las archivos con el atributo seleccionado.</text:span></text:p>
        </text:list-item>
        <text:list-item>
          <text:p text:style-name="P251">/<text:span text:style-name="T51">O:(N, E, S, D ó G) Lista los archivos según lo indicado.</text:span></text:p>
        </text:list-item>
        <text:list-item>
          <text:p text:style-name="P251">/<text:span text:style-name="T51">P Hace una pausa después de cada pantalla llena de informacion</text:span></text:p>
        </text:list-item>
        <text:list-item>
          <text:p text:style-name="P251">/<text:span text:style-name="T51">S Muestra los directorios y subdirectorios de la carpeta.</text:span></text:p>
        </text:list-item>
      </text:list>
      <text:p text:style-name="P62"/>
      <text:p text:style-name="P106">DOSKEY</text:p>
      <text:p text:style-name="P63">Edita lineas de comando,memoriza comandos de Windows y crea macros. Con las teclas de cursor podemos acceder a los comandos ejecutados anteriormente.</text:p>
      <text:list xml:id="list3779447519" text:style-name="L51">
        <text:list-item>
          <text:p text:style-name="P252">/HISTORY Nos muestra el historial de comandos usados.</text:p>
        </text:list-item>
      </text:list>
      <text:p text:style-name="P63"/>
      <text:p text:style-name="P107">ECHO</text:p>
      <text:p text:style-name="P64">Muestra mensajes y activa o desactiva el eco. Empleado para generar archivos empleando la redirección ( &gt; ) y la adición ( &gt;&gt; )</text:p>
      <text:p text:style-name="P64"/>
      <text:p text:style-name="P107">EXIT</text:p>
      <text:p text:style-name="P64">Sale de la consola de comandos.</text:p>
      <text:list xml:id="list1039766376" text:style-name="L52">
        <text:list-item>
          <text:p text:style-name="P253">/B abandona el archivo de procesos por lotes actual</text:p>
        </text:list-item>
      </text:list>
      <text:p text:style-name="P64"/>
      <text:p text:style-name="P107"><text:soft-page-break/>FC</text:p>
      <text:p text:style-name="P64">Compara dos archivos o conjunto de estos y muestra sus diferencias.</text:p>
      <text:p text:style-name="P64"/>
      <text:p text:style-name="P107">FIND</text:p>
      <text:p text:style-name="P64">Busca una cadena de texto en uno o más archivos. LA cadena de texto debe de ir entre comillas seguida del archivo en el cual buscar.</text:p>
      <text:list xml:id="list1854393627" text:style-name="L53">
        <text:list-item>
          <text:p text:style-name="P254">/V muestra las línea que no tienen la palabra buscada.</text:p>
        </text:list-item>
        <text:list-item>
          <text:p text:style-name="P254">/C cuenta el número de lineas en la cadena</text:p>
        </text:list-item>
        <text:list-item>
          <text:p text:style-name="P254">/<text:span text:style-name="T52">N muestra los números de línea donde aparece la cadena.</text:span></text:p>
        </text:list-item>
        <text:list-item>
          <text:p text:style-name="P254">/<text:span text:style-name="T52">I ignora mayúsculas y minúsculas.</text:span></text:p>
        </text:list-item>
      </text:list>
      <text:p text:style-name="P64"/>
      <text:p text:style-name="P108">FINDSTR</text:p>
      <text:p text:style-name="P65">Busca una o más cadenas de texto en archivos pudiendo usar expresiones regulares de búsqueda de patrones de texto.</text:p>
      <text:p text:style-name="P65"/>
      <text:p text:style-name="P108">FORMAT</text:p>
      <text:p text:style-name="P65">Permite dar formato a unidades de almacenamiento para usarlas con Windows.</text:p>
      <text:list xml:id="list159602363" text:style-name="L54">
        <text:list-item>
          <text:p text:style-name="P255">/Q realiza un formateo rápido.</text:p>
        </text:list-item>
      </text:list>
      <text:p text:style-name="P65"/>
      <text:p text:style-name="P108">GETMAC</text:p>
      <text:p text:style-name="P65">Muestra la dirección MAC del adaptador de red del equipo.</text:p>
      <text:p text:style-name="P65"/>
      <text:p text:style-name="P108">HELP</text:p>
      <text:p text:style-name="P65">Proporciona información de ayuda para los comandos de Windows.</text:p>
      <text:p text:style-name="P65"/>
      <text:p text:style-name="P108">LABEL</text:p>
      <text:p text:style-name="P65">Crea, cambia o elimina la la etiqueta del volumen de un disco.</text:p>
      <text:p text:style-name="P65"/>
      <text:p text:style-name="P109">MD / MKDIR</text:p>
      <text:p text:style-name="P66">Crea un directorio o carpeta.</text:p>
      <text:list xml:id="list1413755408" text:style-name="L55">
        <text:list-item>
          <text:p text:style-name="P256">MD <text:span text:style-name="T25">nombreArchivo</text:span> : crea el directorio <text:span text:style-name="T25">nombreArchivo</text:span></text:p>
        </text:list-item>
        <text:list-item>
          <text:p text:style-name="P256">MD A B C : Crea los directorios A, B y C al mismo nivel</text:p>
        </text:list-item>
        <text:list-item>
          <text:p text:style-name="P256">MD D\E\F : Crea los directorios D padre de E y este padre de F</text:p>
        </text:list-item>
      </text:list>
      <text:p text:style-name="P66"/>
      <text:p text:style-name="P109">MORE</text:p>
      <text:p text:style-name="P66">Muestra la información por pantalla.</text:p>
      <text:p text:style-name="P66"/>
      <text:p text:style-name="P109">MOVE</text:p>
      <text:p text:style-name="P66">Mueve uno o más archivos de un directorio a otro en la misma unidad.</text:p>
      <text:p text:style-name="P66"/>
      <text:p text:style-name="P109">MSINFO32</text:p>
      <text:p text:style-name="P66">Muestra los datos técnicos del equipo y sistema operativo.</text:p>
      <text:p text:style-name="P66"/>
      <text:p text:style-name="P110">NSLOOKUP</text:p>
      <text:p text:style-name="P67">Muestra conexión de los servidores DNS asignados a tu conexión de red</text:p>
      <text:p text:style-name="P67"/>
      <text:p text:style-name="P110">PATH</text:p>
      <text:p text:style-name="P67">Muestra o establece una ruta de búsqueda para archivos ejecutables.</text:p>
      <text:p text:style-name="P67"/>
      <text:p text:style-name="P110">PING</text:p>
      <text:p text:style-name="P68">Permite probar una conexión de red enviando y recibiendo un paquete de datos.</text:p>
      <text:p text:style-name="P68"/>
      <text:p text:style-name="P111"><text:soft-page-break/>PROMPT</text:p>
      <text:p text:style-name="P69">Cambia el símbolo de los comandos de Windows. El promt por defecto es $P$G. La longitud máxima del prompt de de 511 caracteres.</text:p>
      <text:p text:style-name="P69"/>
      <text:p text:style-name="P111">RD / RMDIR</text:p>
      <text:p text:style-name="P69">Elimina un directorio vacío. Se le pueden añadir los modificadores...</text:p>
      <text:list xml:id="list176496878" text:style-name="L56">
        <text:list-item>
          <text:p text:style-name="P257">/S elimina el directorio, los subdirectorios y archivos que tenga el directorio</text:p>
        </text:list-item>
        <text:list-item>
          <text:p text:style-name="P257">/Q no pide confirmación</text:p>
        </text:list-item>
      </text:list>
      <text:p text:style-name="P69"/>
      <text:p text:style-name="P111">REN / RENAME</text:p>
      <text:p text:style-name="P69">Cambia el nombre de uno o más archivos.</text:p>
      <text:p text:style-name="P69"/>
      <text:p text:style-name="P111">SHUTDOWN</text:p>
      <text:p text:style-name="P69">Permite al apagado, reinicio, suspensión e hibernación local o remoto de un equipo.</text:p>
      <text:p text:style-name="P69"/>
      <text:p text:style-name="P112">SORT</text:p>
      <text:p text:style-name="P70">Ordena los resultados de un comando seleccionado.</text:p>
      <text:p text:style-name="P70"/>
      <text:p text:style-name="P112">SYSTEMINFO</text:p>
      <text:p text:style-name="P70">Muestra las propiedades y la configuración del equipo</text:p>
      <text:p text:style-name="P69"/>
      <text:p text:style-name="P113">TIME</text:p>
      <text:p text:style-name="P71">Establece la hora del sistema. Solo la puede cambiar un administrador.</text:p>
      <text:list xml:id="list167099317" text:style-name="L57">
        <text:list-item>
          <text:p text:style-name="P258">/T solo muestra la hora</text:p>
        </text:list-item>
      </text:list>
      <text:p text:style-name="P71"/>
      <text:p text:style-name="P113">TREE</text:p>
      <text:p text:style-name="P71">Muestra gráficamente la estructura de directorios de una unidad o ruta de acceso</text:p>
      <text:list xml:id="list1337815848" text:style-name="L58">
        <text:list-item>
          <text:p text:style-name="P259">/F Muestra también ficheros.</text:p>
        </text:list-item>
      </text:list>
      <text:p text:style-name="P71"/>
      <text:p text:style-name="P113">TYPE</text:p>
      <text:p text:style-name="P71">Muestra el contenido de un archivo de texto por pantalla.</text:p>
      <text:list xml:id="list2188970735" text:style-name="L59">
        <text:list-item>
          <text:p text:style-name="P260">Se pueden redireccionar o anexionar archivos </text:p>
        </text:list-item>
      </text:list>
      <text:p text:style-name="P71"/>
      <text:p text:style-name="P113">VER</text:p>
      <text:p text:style-name="P71">Nos muestra la versión del SO</text:p>
      <text:p text:style-name="P71"/>
      <text:p text:style-name="P113">XCOPY</text:p>
      <text:p text:style-name="P71">Permite copiar estructuras completas de directorios</text:p>
      <text:list xml:id="list2440187403" text:style-name="L60">
        <text:list-item>
          <text:p text:style-name="P261">/A copia archivos dejando atributos como están</text:p>
        </text:list-item>
        <text:list-item>
          <text:p text:style-name="P261">/<text:span text:style-name="T53">M copia archivos desactivando el atributo de los que se han copiado</text:span></text:p>
        </text:list-item>
        <text:list-item>
          <text:p text:style-name="P261">/<text:span text:style-name="T53">D:fecha Copia archivos desde la fecha indicada</text:span></text:p>
        </text:list-item>
        <text:list-item>
          <text:p text:style-name="P261">/<text:span text:style-name="T53">S copia archivos <text:s/>y directorios con la misma estructura sobre el destino, no copia directorios vacíos</text:span></text:p>
        </text:list-item>
        <text:list-item>
          <text:p text:style-name="P261">/<text:span text:style-name="T53">E Igual que /S pero incluye los directorios vacíos.</text:span></text:p>
        </text:list-item>
      </text:list>
      <text:p text:style-name="P71"/>
      <text:p text:style-name="P71"/>
      <text:p text:style-name="P69"/>
      <text:p text:style-name="P119">Redirección en MS-DOS/Windows</text:p>
      <text:p text:style-name="P120"/>
      <text:p text:style-name="P72">Genéricamente MS-DOS trabaja con cinco dispositivos diferentes, estos están gestionados por el núcleo del SO.</text:p>
      <text:list xml:id="list321908956" text:style-name="L61">
        <text:list-item>
          <text:p text:style-name="P262">CON Teclado y monitor: son dispositivos unidireccionales.</text:p>
          <text:list>
            <text:list-item>
              <text:p text:style-name="P262">Teclado es de entrada</text:p>
            </text:list-item>
            <text:list-item>
              <text:p text:style-name="P262">Monitor de salida</text:p>
            </text:list-item>
          </text:list>
        </text:list-item>
        <text:list-item>
          <text:p text:style-name="P262">PRN: Puerto paralelo bidireccional que transmite informacion de bit en bit. Solían conectarse las impresoras.</text:p>
        </text:list-item>
        <text:list-item>
          <text:p text:style-name="P262">AUX: Puerto serie para conectar cualquier periférico</text:p>
        </text:list-item>
        <text:list-item>
          <text:p text:style-name="P262">NUL: <text:span text:style-name="T54">dispositivo nulo, Para enviar información a un sitio sin que quede reflejo de ello.</text:span></text:p>
        </text:list-item>
        <text:list-item>
          <text:p text:style-name="P263">CLOCK$: Reloj, se puede cambiar la hora.</text:p>
        </text:list-item>
      </text:list>
      <text:p text:style-name="P73"/>
      <text:p text:style-name="P114">Los operadores</text:p>
      <text:p text:style-name="P74">Varían la entrada, la salida o ambas de una orden.</text:p>
      <text:list xml:id="list4274797285" text:style-name="L62">
        <text:list-item>
          <text:p text:style-name="P264">&lt; : Redirección de entrada</text:p>
        </text:list-item>
        <text:list-item>
          <text:p text:style-name="P264">&gt; : Redirección de salida</text:p>
        </text:list-item>
        <text:list-item>
          <text:p text:style-name="P264">2&gt; : Redirección de salida de error</text:p>
        </text:list-item>
        <text:list-item>
          <text:p text:style-name="P264">&gt;&gt; : Redirección de salida a un fichero existente</text:p>
        </text:list-item>
        <text:list-item>
          <text:p text:style-name="P264">2&gt;&gt; : Redirección de salida de error a un fichero existente</text:p>
        </text:list-item>
        <text:list-item>
          <text:p text:style-name="P264">| : Redirección de salida de una orden a entrada de otra orden</text:p>
        </text:list-item>
      </text:list>
      <text:p text:style-name="P75">Para ejecutar más de un comando:</text:p>
      <text:list xml:id="list3896665446" text:style-name="L63">
        <text:list-item>
          <text:p text:style-name="P265">&amp; : Ejecuta el comando A y el B</text:p>
        </text:list-item>
        <text:list-item>
          <text:p text:style-name="P265">&amp;&amp; : Ejecuta el comando A y si es correcto el B</text:p>
        </text:list-item>
        <text:list-item>
          <text:p text:style-name="P265">|| : Ejecuta el comando A y si no es correcto el B</text:p>
        </text:list-item>
        <text:list-item>
          <text:p text:style-name="P265">&amp;&amp;|| : Ejecuta el comando A y si es correcto ejecuta el B, si no lo es, el C</text:p>
        </text:list-item>
      </text:list>
      <text:p text:style-name="P75"/>
      <text:p text:style-name="P115">Filtros de MS-DOS</text:p>
      <text:p text:style-name="P75">Estos comandos se denominan filtros ya que reciben una entrada, la filtran y devuelven una salida.</text:p>
      <text:list xml:id="list2599092312" text:style-name="L64">
        <text:list-item>
          <text:p text:style-name="P266">MORE: <text:span text:style-name="T72">Devuelve un conjunto de caracteres organizados en filas insertando una pausa cada 23 lineas.</text:span></text:p>
        </text:list-item>
        <text:list-item>
          <text:p text:style-name="P267">SORT: Devuelve un conjunto de caracteres organizados en filas ordenados alfabéticamente. Admite dos modificadores.</text:p>
          <text:list>
            <text:list-item>
              <text:p text:style-name="P267">/R : Ordena inversamente.</text:p>
            </text:list-item>
            <text:list-item>
              <text:p text:style-name="P267">/+n(numero) : Indica el carácter por el cual se comparte cada fila.</text:p>
            </text:list-item>
          </text:list>
        </text:list-item>
        <text:list-item>
          <text:p text:style-name="P290"><text:span text:style-name="T9">FIND: </text:span><text:span text:style-name="T10">Devuelve un conjunto de caracteres que contengan una cadena determinada. La cadena debe de estar entrecomillada después de la orden.</text:span></text:p>
          <text:list>
            <text:list-item>
              <text:p text:style-name="P290"><text:span text:style-name="T10">/</text:span><text:span text:style-name="T11">I : No hay distinción entre mayúsculas y minúsculas</text:span></text:p>
            </text:list-item>
            <text:list-item>
              <text:p text:style-name="P268">/N Añade el número de línea</text:p>
            </text:list-item>
            <text:list-item>
              <text:p text:style-name="P268">/V Muestra las líneas que no coinciden con la cadena</text:p>
            </text:list-item>
            <text:list-item>
              <text:p text:style-name="P268">/C Indica con un número cuantas lineas tienen la cadena especificada.</text:p>
            </text:list-item>
          </text:list>
        </text:list-item>
      </text:list>
      <text:p text:style-name="P269"/>
      <text:p text:style-name="P284">Variables de entorno en</text:p>
      <text:p text:style-name="P285">MS-DOS/Windows</text:p>
      <text:p text:style-name="P76"/>
      <text:p text:style-name="P270">Son un mecanismo del SO para guardar informacion. Esta es usada por el SO y los programas. Las variables de entorno permiten acceder a archivos y funciones comunes para el sistema desde cualquier lugar.</text:p>
      <text:p text:style-name="P270">Windows incluye algunas variables predeterminadas.</text:p>
      <text:list xml:id="list3733811101" text:style-name="L65">
        <text:list-item>
          <text:p text:style-name="P271">El comando SET muestra todas las variables del entorno actuales con sus valores.</text:p>
        </text:list-item>
      </text:list>
      <text:p text:style-name="P270"/>
      <text:p text:style-name="P279">Crear variables de entorno</text:p>
      <text:p text:style-name="P281">En entorno gráfico</text:p>
      <text:list xml:id="list2369553202" text:style-name="L66">
        <text:list-item>
          <text:p text:style-name="P272">Mi PC → Propiedades → Opciones avanzadas → Variables de entorno → Variables de entorno para usuario → Nuevo</text:p>
        </text:list-item>
        <text:list-item>
          <text:p text:style-name="P272">Introducimos el nombre de la variable y en “valor” indicamos la ruta</text:p>
        </text:list-item>
      </text:list>
      <text:p text:style-name="P273"/>
      <text:p text:style-name="P282">En consola de comandos</text:p>
      <text:list xml:id="list950171854" text:style-name="L67">
        <text:list-item>
          <text:p text:style-name="P274">Para crear la variable usamos SETX : SETX nombreVariable nombreValor</text:p>
        </text:list-item>
      </text:list>
      <text:p text:style-name="P273"/>
      <text:p text:style-name="P273">Para conocer el valor de una variable podemos escribirlas en la consola de comandos, otras veces en necesario colocar el comando ECHO antes de la variable.</text:p>
      <text:p text:style-name="P273">Algunas variables no almacenan un valor fijo, estas se evalúan al pedir su valor.</text:p>
      <text:p text:style-name="P273"/>
      <text:p text:style-name="P280">El comando SET</text:p>
      <text:p text:style-name="P275">Muestra, establece o quita las variables del entorno CMD. Los cambios de variables solo afectan a la consola actual.</text:p>
      <text:list xml:id="list1378421039" text:style-name="L68">
        <text:list-item>
          <text:p text:style-name="P276">Si lo escribimos sin parámetros se ven las variables de entorno actuales.</text:p>
        </text:list-item>
        <text:list-item>
          <text:p text:style-name="P276">No permite el uso del símbolo =</text:p>
        </text:list-item>
        <text:list-item>
          <text:p text:style-name="P276">Puede usar dos modificadores…</text:p>
          <text:list>
            <text:list-item>
              <text:p text:style-name="P276">/A : La cadena a l<text:span text:style-name="T74">a</text:span> derecha del símbolo = es una cadena numérica.</text:p>
            </text:list-item>
            <text:list-item>
              <text:p text:style-name="P276">/P : Introduce el valor de la cadena en el prompt</text:p>
            </text:list-item>
          </text:list>
        </text:list-item>
        <text:list-item>
          <text:p text:style-name="P276">Es compatible con algunas operaciones <text:span text:style-name="T73">(modificador /A)</text:span></text:p>
          <text:list>
            <text:list-item>
              <text:p text:style-name="P277">( ) : Agrupar expresión</text:p>
            </text:list-item>
            <text:list-item>
              <text:p text:style-name="P277">! : Operadores unarios</text:p>
            </text:list-item>
            <text:list-item>
              <text:p text:style-name="P277">+, -, *, /, % : Operadores aritméticos</text:p>
            </text:list-item>
          </text:list>
        </text:list-item>
      </text:list>
      <text:p text:style-name="P278"/>
      <text:p text:style-name="P287">Números aleatorios (RANDOM) en</text:p>
      <text:p text:style-name="P286">MS-DOS/Windows</text:p>
      <text:p text:style-name="P286"/>
      <text:p text:style-name="P2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12T17:04:58.720693886</dc:date>
    <meta:editing-duration>PT4H14M42S</meta:editing-duration>
    <meta:editing-cycles>63</meta:editing-cycles>
    <meta:generator>LibreOffice/7.3.7.2$Linux_X86_64 LibreOffice_project/30$Build-2</meta:generator>
    <meta:document-statistic meta:table-count="0" meta:image-count="0" meta:object-count="0" meta:page-count="16" meta:paragraph-count="486" meta:word-count="5041" meta:character-count="29782" meta:non-whitespace-character-count="25462"/>
  </office:meta>
</office:document-meta>
</file>